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officeooo:paragraph-rsid="00469e73"/>
    </style:style>
    <style:style style:name="P15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5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05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06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1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1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1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1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1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2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21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22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2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2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2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2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2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2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30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31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3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3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3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3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3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3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39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40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41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style:style style:name="T82" style:family="text">
      <style:text-properties officeooo:rsid="008157fc"/>
    </style:style>
    <style:style style:name="T83" style:family="text">
      <style:text-properties officeooo:rsid="0081c9a7"/>
    </style:style>
    <style:style style:name="T84" style:family="text">
      <style:text-properties officeooo:rsid="0082b1ae"/>
    </style:style>
    <style:style style:name="T85" style:family="text">
      <style:text-properties officeooo:rsid="00840774"/>
    </style:style>
    <style:style style:name="T86" style:family="text">
      <style:text-properties officeooo:rsid="00853190"/>
    </style:style>
    <style:style style:name="T87" style:family="text">
      <style:text-properties officeooo:rsid="0088f959"/>
    </style:style>
    <style:style style:name="T88" style:family="text">
      <style:text-properties officeooo:rsid="008a3940"/>
    </style:style>
    <style:style style:name="T89" style:family="text">
      <style:text-properties officeooo:rsid="008c475c"/>
    </style:style>
    <style:style style:name="T90" style:family="text">
      <style:text-properties officeooo:rsid="008f64bd"/>
    </style:style>
    <style:style style:name="T91" style:family="text">
      <style:text-properties officeooo:rsid="0091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9"/>
      <text:p text:style-name="P39">Presentació assignatura</text:p>
      <text:p text:style-name="P49">Comentem web assignatura</text:p>
      <text:p text:style-name="P62">Comentem unitats </text:p>
      <text:list xml:id="list7616335670999916431" text:style-name="L1">
        <text:list-item>
          <text:p text:style-name="P205"><text:a xlink:type="simple" xlink:href="https://paulinoposada.github.io/web_e/web_e_2425/documents/apunts/unitat_1_ley_ohm/e_apunts_ud_1_1_gs.pdf">1.1 Circuit elèctric</text:a></text:p>
        </text:list-item>
        <text:list-item>
          <text:p text:style-name="P205"><text:a xlink:type="simple" xlink:href="https://paulinoposada.github.io/web_e/web_e_2425/documents/apunts/unitat_1_ley_ohm/e_apunts_ud_1_2_gs.pdf">1.2 Llei d'ohm</text:a></text:p>
        </text:list-item>
        <text:list-item>
          <text:p text:style-name="P205"><text:a xlink:type="simple" xlink:href="https://paulinoposada.github.io/web_e/web_e_2425/documents/apunts/unitat_2_seguridad/e_apunts_ud_2_1_gs.pdf">2 Seguretat</text:a></text:p>
        </text:list-item>
        <text:list-item>
          <text:p text:style-name="P205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06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9"/>
      <text:p text:style-name="P49"/>
      <text:p text:style-name="P3">Di<text:span text:style-name="T3">jous</text:span><text:tab/><text:tab/><text:tab/><text:tab/>2<text:span text:style-name="T3">6</text:span>/09/2<text:span text:style-name="T1">4</text:span></text:p>
      <text:p text:style-name="P40"/>
      <text:p text:style-name="P50">Comentem </text:p>
      <text:list xml:id="list5999650111525640074" text:style-name="L2">
        <text:list-item>
          <text:p text:style-name="P207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2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07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3"/>
      <text:p text:style-name="P63"/>
      <text:p text:style-name="P4">Di<text:span text:style-name="T5">vendres</text:span><text:tab/><text:tab/><text:tab/>2<text:span text:style-name="T5">7</text:span>/09/2<text:span text:style-name="T1">4</text:span></text:p>
      <text:p text:style-name="P41"/>
      <text:p text:style-name="P51">Comentem </text:p>
      <text:list xml:id="list131013204424661" text:continue-numbering="true" text:style-name="L2">
        <text:list-item>
          <text:p text:style-name="P208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9"/>
      <text:p text:style-name="P69"/>
      <text:p text:style-name="P69"/>
      <text:p text:style-name="P69"/>
      <text:p text:style-name="P69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41"/>
      <text:p text:style-name="P64">Comentem <text:s/></text:p>
      <text:list xml:id="list131012722968427" text:continue-list="list7616335670999916431" text:style-name="L1">
        <text:list-item>
          <text:p text:style-name="P209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10">Programa de simulació Cade Simu</text:p>
        </text:list-item>
      </text:list>
      <text:p text:style-name="P51"/>
      <text:p text:style-name="P51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41"/>
      <text:p text:style-name="P51">Comentem </text:p>
      <text:list xml:id="list975423947663437621" text:style-name="L3">
        <text:list-item>
          <text:p text:style-name="P219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2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25">Baixem al taller i comentem connexió font d'alimentació de PC que utilitzarem per les pràctiques de cc.</text:p>
          <text:p text:style-name="P226"><text:s/></text:p>
        </text:list-item>
      </text:list>
      <text:p text:style-name="P64"/>
      <text:p text:style-name="P64"/>
      <text:p text:style-name="P19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41"/>
      <text:p text:style-name="P51">Comentem </text:p>
      <text:list xml:id="list131014394733554" text:continue-numbering="true" text:style-name="L3">
        <text:list-item>
          <text:p text:style-name="P233">Baixem al taller i feim practiques amb circuits pont.</text:p>
        </text:list-item>
      </text:list>
      <text:p text:style-name="P70"/>
      <text:p text:style-name="P70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2"/>
      <text:p text:style-name="P65">Comentem <text:s/></text:p>
      <text:list xml:id="list131013497191762" text:continue-list="list131012722968427" text:style-name="L1">
        <text:list-item>
          <text:p text:style-name="P211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11"/>
        </text:list-item>
      </text:list>
      <text:p text:style-name="P52"/>
      <text:p text:style-name="P52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2"/>
      <text:p text:style-name="P52">Comentem </text:p>
      <text:list xml:id="list4124982170116627308" text:style-name="L4">
        <text:list-item>
          <text:p text:style-name="P234">Comentem pràctica Wheatstone amb dos diodes, corrent per la diagonal en els següents casos: </text:p>
          <text:p text:style-name="P234">cas 1: potenciòmetre a màxima resistència </text:p>
          <text:p text:style-name="P234">cas 2: potenciòmetre a resistència igual a R3</text:p>
          <text:p text:style-name="P234">cas 3: potenciòmetrea a mínima resistència</text:p>
        </text:list-item>
        <text:list-item>
          <text:p text:style-name="P220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34"/>
          <text:p text:style-name="P227"><text:s/></text:p>
        </text:list-item>
      </text:list>
      <text:p text:style-name="P65"/>
      <text:p text:style-name="P65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2"/>
      <text:p text:style-name="P52">Comentem </text:p>
      <text:list xml:id="list131012985752091" text:continue-numbering="true" text:style-name="L4">
        <text:list-item>
          <text:p text:style-name="P220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71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3"/>
      <text:p text:style-name="P66">Comentem <text:s/></text:p>
      <text:list xml:id="list131014678996797" text:continue-list="list131013497191762" text:style-name="L1">
        <text:list-item>
          <text:p text:style-name="P212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12"/>
        </text:list-item>
      </text:list>
      <text:p text:style-name="P53"/>
      <text:p text:style-name="P53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3"/>
      <text:p text:style-name="P53">Comentem </text:p>
      <text:list xml:id="list9144312527837975279" text:style-name="L5">
        <text:list-item>
          <text:p text:style-name="P23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3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35"/>
          <text:p text:style-name="P228"><text:s/></text:p>
        </text:list-item>
      </text:list>
      <text:p text:style-name="P66"/>
      <text:p text:style-name="P66"/>
      <text:p text:style-name="P6"/>
      <text:p text:style-name="P196">Di<text:span text:style-name="T5">vendres</text:span><text:tab/><text:tab/><text:tab/><text:span text:style-name="T8">18</text:span>/<text:span text:style-name="T6">10</text:span>/2<text:span text:style-name="T1">4</text:span></text:p>
      <text:p text:style-name="P43"/>
      <text:p text:style-name="P53">Comentem </text:p>
      <text:list xml:id="list131014548346551" text:continue-numbering="true" text:style-name="L5">
        <text:list-item>
          <text:p text:style-name="P239">Comentem <text:a xlink:type="simple" xlink:href="https://paulinoposada.github.io/web_e/web_e_2425/documents/ta.pdf">tasca 5</text:a>.</text:p>
        </text:list-item>
        <text:list-item>
          <text:p text:style-name="P23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4"/>
      <text:p text:style-name="P74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4"/>
      <text:p text:style-name="P67">Comentem <text:s/></text:p>
      <text:list xml:id="list131013826923555" text:continue-list="list131014678996797" text:style-name="L1">
        <text:list-item>
          <text:p text:style-name="P23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13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3"/>
        </text:list-item>
      </text:list>
      <text:p text:style-name="P54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4"/>
      <text:list xml:id="list3184447839856369265" text:style-name="L6">
        <text:list-item>
          <text:p text:style-name="P221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29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55"><text:span text:style-name="T21">Comencem a comentar apartat 1.2 </text:span><text:span text:style-name="T50">La derivada y ejemplos de tensiones variables </text:span><text:span text:style-name="T51">(fins pàg. 13)</text:span></text:p>
      <text:p text:style-name="P157">Comentem exercici 1.2-1</text:p>
      <text:p text:style-name="P156"/>
      <text:p text:style-name="P156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45"/>
      <text:p text:style-name="P68">Comentem <text:s/></text:p>
      <text:list xml:id="list131014353235459" text:continue-list="list131013826923555" text:style-name="L1">
        <text:list-item>
          <text:p text:style-name="P240">Treball autònom 9</text:p>
        </text:list-item>
        <text:list-item>
          <text:p text:style-name="P241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214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5"/>
        </text:list-item>
      </text:list>
      <text:p text:style-name="P55"/>
      <text:p text:style-name="P9">Di<text:span text:style-name="T3">jous</text:span><text:tab/><text:tab/><text:tab/><text:tab/><text:span text:style-name="T91">31</text:span>/<text:span text:style-name="T6">10</text:span>/2<text:span text:style-name="T1">4</text:span></text:p>
      <text:p text:style-name="P75"/>
      <text:p text:style-name="P75">Lliure triat pel centre</text:p>
      <text:list xml:id="list7077763340161340597" text:style-name="L7">
        <text:list-header>
          <text:p text:style-name="P230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75">Tots Sants</text:p>
      <text:p text:style-name="P9"/>
      <text:p text:style-name="P174"/>
      <text:p text:style-name="P174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46"/>
      <text:p text:style-name="P76"><text:a xlink:type="simple" xlink:href="https://paulinoposada.github.io/web_e/web_e_2425/documents/examens/241106_ome_map33a_examen_sol.pdf">Examen</text:a></text:p>
      <text:list xml:id="list131013845762173" text:continue-list="list131014353235459" text:style-name="L1">
        <text:list-header>
          <text:p text:style-name="P216"/>
        </text:list-header>
      </text:list>
      <text:p text:style-name="P56"/>
      <text:p text:style-name="P10"/>
      <text:p text:style-name="P197">Di<text:span text:style-name="T3">jous</text:span><text:tab/><text:tab/><text:tab/><text:tab/><text:span text:style-name="T54">07</text:span>/<text:span text:style-name="T6">11</text:span>/2<text:span text:style-name="T1">4</text:span></text:p>
      <text:p text:style-name="P56"/>
      <text:list xml:id="list9215026900840266346" text:style-name="L8">
        <text:list-item>
          <text:p text:style-name="P222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31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74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75"/>
      <text:p text:style-name="P175"/>
      <text:p text:style-name="P175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7"/>
      <text:p text:style-name="P132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31014898015702" text:continue-list="list131013845762173" text:style-name="L1">
        <text:list-header>
          <text:p text:style-name="P217"/>
        </text:list-header>
      </text:list>
      <text:p text:style-name="P57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7"/>
      <text:p text:style-name="P77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8">Terminat de comentar l'apartat 1.3 Capacidad de un condensador. </text:p>
      <text:p text:style-name="P79">Comentat apartat 1.4 Conexión serie/paralelo de condensadores</text:p>
      <text:p text:style-name="P80">Comentat apartat 1.5 Condensadores en la práctica</text:p>
      <text:p text:style-name="P80">Començat a comentar l'exercici 1.4-3 pàg. 36</text:p>
      <text:p text:style-name="P79"/>
      <text:list xml:id="list1068077923934747772" text:style-name="L9">
        <text:list-header>
          <text:p text:style-name="P223"/>
          <text:p text:style-name="P232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4">Comentat exercici <text:span text:style-name="T57">l'exercici 1.4-3 pàg. 36 </text:span>i treball <text:a xlink:type="simple" xlink:href="https://paulinoposada.github.io/web_e/web_e_2425/documents/ta/ta_11.pdf">autònom 11</text:a>.</text:p>
      <text:p text:style-name="P84"/>
      <text:p text:style-name="P84"/>
      <text:p text:style-name="P176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8"/>
      <text:p text:style-name="P89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9"/>
      <text:p text:style-name="P89">Començat amb <text:a xlink:type="simple" xlink:href="https://paulinoposada.github.io/web_e/web_e_2425/documents/apunts/unitat_6_magnetisme/e_apunts_ud_6_gs.pdf">unitat 6</text:a>.</text:p>
      <text:p text:style-name="P89">Comentat apartat 1.1 Imanes permanentes.</text:p>
      <text:p text:style-name="P90">Comentat apartat 1.<text:span text:style-name="T59">2</text:span> <text:span text:style-name="T59">Electromagnetismo</text:span>.</text:p>
      <text:p text:style-name="P132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31013262857301" text:continue-list="list131014898015702" text:style-name="L1">
        <text:list-header>
          <text:p text:style-name="P218"/>
        </text:list-header>
      </text:list>
      <text:p text:style-name="P58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91"/>
      <text:p text:style-name="P91">Co<text:span text:style-name="T60">ntinuat</text:span> amb <text:a xlink:type="simple" xlink:href="https://paulinoposada.github.io/web_e/web_e_2425/documents/apunts/unitat_6_magnetisme/e_apunts_ud_6_gs.pdf">unitat 6</text:a>.</text:p>
      <text:p text:style-name="P101">Comentat apartat 1.4 Permeabilidad y saturación</text:p>
      <text:p text:style-name="P14"/>
      <text:p text:style-name="P14"/>
      <text:p text:style-name="P14"/>
      <text:p text:style-name="P198">Di<text:span text:style-name="T5">vendres</text:span><text:tab/><text:tab/><text:tab/><text:span text:style-name="T58">22</text:span>/<text:span text:style-name="T6">11</text:span>/2<text:span text:style-name="T1">4</text:span></text:p>
      <text:p text:style-name="P91"/>
      <text:p text:style-name="P91">Co<text:span text:style-name="T60">ntinuat</text:span> amb <text:a xlink:type="simple" xlink:href="https://paulinoposada.github.io/web_e/web_e_2425/documents/apunts/unitat_6_magnetisme/e_apunts_ud_6_gs.pdf">unitat 6</text:a>.</text:p>
      <text:p text:style-name="P101">Comentat apartat 1.4 Permeabilidad y saturación</text:p>
      <text:p text:style-name="P15"/>
      <text:p text:style-name="P85"/>
      <text:p text:style-name="P177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101"/>
      <text:p text:style-name="P101">Preparació examen.</text:p>
      <text:p text:style-name="P72"/>
      <text:p text:style-name="P59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101"/>
      <text:p text:style-name="P101">Examen</text:p>
      <text:p text:style-name="P81"/>
      <text:p text:style-name="P98"/>
      <text:p text:style-name="P98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6"/>
      <text:p text:style-name="P107">Comentem <text:a xlink:type="simple" xlink:href="https://paulinoposada.github.io/web_e/web_e_2425/documents/examens/241128_ome_map33a_examen_sol.pdf">solució examen</text:a></text:p>
      <text:p text:style-name="P85"/>
      <text:p text:style-name="P178"/>
      <text:p text:style-name="P178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2"/>
      <text:p text:style-name="P92">Co<text:span text:style-name="T60">ntinuat</text:span> amb <text:a xlink:type="simple" xlink:href="https://paulinoposada.github.io/web_e/web_e_2425/documents/apunts/unitat_6_magnetisme/e_apunts_ud_6_gs.pdf">unitat 6</text:a>.</text:p>
      <text:p text:style-name="P108">Comentem apartat 1.5 Inducción electromagnética</text:p>
      <text:p text:style-name="P108">Comentem apartat 1.6 Inducción mutua</text:p>
      <text:p text:style-name="P108">Comentem els exercicis 1.12-6 i 7</text:p>
      <text:p text:style-name="P73"/>
      <text:p text:style-name="P60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102"/>
      <text:p text:style-name="P109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82"/>
      <text:p text:style-name="P99"/>
      <text:p text:style-name="P99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7"/>
      <text:p text:style-name="P109">Festiu</text:p>
      <text:p text:style-name="P179"/>
      <text:p text:style-name="P179"/>
      <text:p text:style-name="P179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3"/>
      <text:p text:style-name="P110">Baixa</text:p>
      <text:p text:style-name="P61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103"/>
      <text:p text:style-name="P110">Baixa</text:p>
      <text:p text:style-name="P83"/>
      <text:p text:style-name="P100"/>
      <text:p text:style-name="P17"/>
      <text:p text:style-name="P199">Di<text:span text:style-name="T5">vendres</text:span><text:tab/><text:tab/><text:tab/><text:span text:style-name="T63">13</text:span>/<text:span text:style-name="T6">12</text:span>/2<text:span text:style-name="T1">4</text:span></text:p>
      <text:p text:style-name="P88"/>
      <text:p text:style-name="P110">Baixa</text:p>
      <text:p text:style-name="P88"/>
      <text:p text:style-name="P88"/>
      <text:p text:style-name="P179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3"/>
      <text:p text:style-name="P110">Comentem dubtes examen.</text:p>
      <text:p text:style-name="P93">Co<text:span text:style-name="T60">ntinuat</text:span> amb <text:a xlink:type="simple" xlink:href="https://paulinoposada.github.io/web_e/web_e_2425/documents/apunts/unitat_6_magnetisme/e_apunts_ud_6_gs.pdf">unitat 6</text:a>.</text:p>
      <text:p text:style-name="P110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103"/>
      <text:p text:style-name="P110">Examen</text:p>
      <text:p text:style-name="P83"/>
      <text:p text:style-name="P100"/>
      <text:p text:style-name="P180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3">Repassem <text:a xlink:type="simple" xlink:href="https://paulinoposada.github.io/web_e/web_e_2425/documents/apunts/unitat_6_magnetisme/e_apunts_ud_6_gs.pdf"><text:span text:style-name="T58">unitat 6</text:span></text:a>.</text:p>
      <text:p text:style-name="P112">Comentem apartat 1.7 Inductores i inductancia</text:p>
      <text:p text:style-name="P104"/>
      <text:p text:style-name="P111"/>
      <text:p text:style-name="P181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3"/>
      <text:p text:style-name="P94">Co<text:span text:style-name="T60">ntinuat</text:span> amb <text:a xlink:type="simple" xlink:href="https://paulinoposada.github.io/web_e/web_e_2425/documents/apunts/unitat_6_magnetisme/e_apunts_ud_6_gs.pdf">unitat 6</text:a>.</text:p>
      <text:p text:style-name="P113">Comentem apartat 1.<text:span text:style-name="T64">8</text:span> <text:span text:style-name="T64">Càlcul d'inductors.</text:span></text:p>
      <text:p text:style-name="P105"/>
      <text:p text:style-name="P182"/>
      <text:p text:style-name="P182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4"/>
      <text:p text:style-name="P95">Co<text:span text:style-name="T60">ntinuat</text:span> amb <text:a xlink:type="simple" xlink:href="https://paulinoposada.github.io/web_e/web_e_2425/documents/apunts/unitat_6_magnetisme/e_apunts_ud_6_gs.pdf">unitat 6</text:a>.</text:p>
      <text:p text:style-name="P114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14"/>
      <text:p text:style-name="P106"/>
      <text:p text:style-name="P183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5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5"/>
      <text:p text:style-name="P21"/>
      <text:p text:style-name="P21">Dijous <text:tab/><text:tab/><text:tab/>16/01/25</text:p>
      <text:p text:style-name="P21"/>
      <text:p text:style-name="P96">Co<text:span text:style-name="T60">ntinuat</text:span> amb <text:a xlink:type="simple" xlink:href="https://paulinoposada.github.io/web_e/web_e_2425/documents/apunts/unitat_6_magnetisme/e_apunts_ud_6_gs.pdf">unitat 6</text:a>.</text:p>
      <text:p text:style-name="P116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200">Di<text:span text:style-name="T66">vendres</text:span> <text:tab/><text:tab/><text:tab/>1<text:span text:style-name="T66">7</text:span>/01/25</text:p>
      <text:p text:style-name="P22"/>
      <text:p text:style-name="P97"><text:span text:style-name="T66">Acabat</text:span> amb <text:a xlink:type="simple" xlink:href="https://paulinoposada.github.io/web_e/web_e_2425/documents/apunts/unitat_6_magnetisme/e_apunts_ud_6_gs.pdf">unitat 6</text:a>.</text:p>
      <text:p text:style-name="P117">Comen<text:span text:style-name="T66">tem</text:span> l<text:span text:style-name="T66">'</text:span>exercici 1.12-13</text:p>
      <text:p text:style-name="P117"/>
      <text:p text:style-name="P118">Començat amb la <text:a xlink:type="simple" xlink:href="https://paulinoposada.github.io/web_e/web_e_2425/documents/apunts/unitat_7_ca/e_apunts_ud_7_gs.pdf">unitat 7</text:a> - Corrent altern</text:p>
      <text:p text:style-name="P117">Come<text:span text:style-name="T66">nçam a comentar l'apartat 1, teoria bàsica.</text:span></text:p>
      <text:p text:style-name="P118"/>
      <text:p text:style-name="P118"/>
      <text:p text:style-name="P184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4"/>
      <text:p text:style-name="P192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22">Comentat el funcionament del circuit.</text:p>
      <text:p text:style-name="P192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6">Baixat al taller. Comencen a muntar la pràctica motor 2, els grups 1 i 2</text:p>
      <text:p text:style-name="P185"/>
      <text:p text:style-name="P185"/>
      <text:p text:style-name="P185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5"/>
      <text:p text:style-name="P119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3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8"/>
      <text:p text:style-name="P118"/>
      <text:p text:style-name="P118"/>
      <text:p text:style-name="P186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6"/>
      <text:p text:style-name="P120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24"/>
      <text:p text:style-name="P124"/>
      <text:p text:style-name="P187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7"/>
      <text:p text:style-name="P193"><text:span text:style-name="T38">C</text:span><text:span text:style-name="T27">omentem dubtes relatius a l'examen de demà.</text:span></text:p>
      <text:p text:style-name="P18"/>
      <text:p text:style-name="P18"/>
      <text:p text:style-name="P188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94"/>
      <text:p text:style-name="P194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7">Comentem la solució de l'examen.</text:p>
      <text:p text:style-name="P127"/>
      <text:p text:style-name="P127"/>
      <text:p text:style-name="P189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89"/>
      <text:p text:style-name="P191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89"/>
      <text:p text:style-name="P189"/>
      <text:p text:style-name="P190"/>
      <text:p text:style-name="P204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90"/>
      <text:p text:style-name="P121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5"/>
      <text:p text:style-name="P128">Comentem apartat 1.1 Corriente alterna monofásica </text:p>
      <text:p text:style-name="P128">Comentem apartat 1.1.1 Esquema de principio de un generador de corriente continua</text:p>
      <text:p text:style-name="P125"><text:span text:style-name="T70">Comentem apartat 1.1.2 Inducción de corriente al mover un conductor dentro de un campo magnético</text:span> </text:p>
      <text:p text:style-name="P128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25"/>
      <text:p text:style-name="P129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58">Crea un sketch que encienda secuencialmente 3 LEDs, con una pausa de 1 segundo entre el encendido y apagado. Dibuja el esquema de montaje de los 3 LEDs. </text:p>
      <text:p text:style-name="P159"/>
      <text:p text:style-name="P159"/>
      <text:p text:style-name="P172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72"/>
      <text:p text:style-name="P160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60"/>
      <text:p text:style-name="P160"/>
      <text:p text:style-name="P172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72"/>
      <text:p text:style-name="P161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61"/>
      <text:p text:style-name="P165">Comentem <text:span text:style-name="T73">exercicis 1.1.5-1 a 4.</text:span></text:p>
      <text:p text:style-name="P160"/>
      <text:p text:style-name="P160"/>
      <text:p text:style-name="P190"/>
      <text:p text:style-name="P25">Divendres <text:tab/><text:tab/><text:tab/>14/02/25</text:p>
      <text:p text:style-name="P25"/>
      <text:p text:style-name="P162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62"/>
      <text:p text:style-name="P166">Comentem l'apartat 1.2.3 Velocitat angular</text:p>
      <text:p text:style-name="P166">Comentem els exercicis 1.2.3-1 i 2.</text:p>
      <text:p text:style-name="P166"/>
      <text:p text:style-name="P166"/>
      <text:p text:style-name="P26">Di<text:span text:style-name="T75">mecres</text:span> <text:tab/><text:tab/><text:tab/>1<text:span text:style-name="T75">9</text:span>/02/25</text:p>
      <text:p text:style-name="P173"/>
      <text:p text:style-name="P169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68">Comentem esquema i muntatge de l'exercici 1 (pàg. 21).</text:p>
      <text:p text:style-name="P168">Muntem la pràctica 2 - LED encès per un polsador.</text:p>
      <text:p text:style-name="P166"/>
      <text:p text:style-name="P27"/>
      <text:p text:style-name="P201">Di<text:span text:style-name="T76">jous</text:span> <text:tab/><text:tab/><text:tab/><text:span text:style-name="T76">20</text:span>/02/25</text:p>
      <text:p text:style-name="P27"/>
      <text:p text:style-name="P163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63"/>
      <text:p text:style-name="P167">Comentem l'apartat 1.2.<text:span text:style-name="T76">4 Seno y coseno.</text:span></text:p>
      <text:p text:style-name="P167">Comentem l'apartat 1.2.<text:span text:style-name="T76">5 Representación gráfica de intensidad y tensión.</text:span></text:p>
      <text:p text:style-name="P170">Comentem l'apartat 1.2.5.1 Ondas de intensidad y tensión en una resistencia</text:p>
      <text:p text:style-name="P170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6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71"/>
      <text:p text:style-name="P171">Repassem l'exercici 1.2.5.1.</text:p>
      <text:p text:style-name="P171">Comentem l'exercici 1.2.5.2.</text:p>
      <text:p text:style-name="P164"/>
      <text:p text:style-name="P164"/>
      <text:p text:style-name="P29">Di<text:span text:style-name="T78">mecres</text:span> <text:tab/><text:tab/><text:tab/><text:span text:style-name="T76">26</text:span>/02/25</text:p>
      <text:p text:style-name="P29"/>
      <text:p text:style-name="P130">Comentem dubtes examen de demà.</text:p>
      <text:p text:style-name="P130"/>
      <text:p text:style-name="P130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30"/>
      <text:p text:style-name="P130"/>
      <text:p text:style-name="P30">Di<text:span text:style-name="T79">jous</text:span> <text:tab/><text:tab/><text:tab/><text:span text:style-name="T76">27</text:span>/02/25</text:p>
      <text:p text:style-name="P30"/>
      <text:p text:style-name="P131">Examen final segona avaluació.</text:p>
      <text:p text:style-name="P131"/>
      <text:p text:style-name="P131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33">Baixem al taller, comencem amb la <text:a xlink:type="simple" xlink:href="https://paulinoposada.github.io/web_e/web_e_2425/documents/practiques/practica_motor_2/practica_motor_2.pdf">pràctica motor 2</text:a>.</text:p>
      <text:p text:style-name="P133"/>
      <text:p text:style-name="P133"/>
      <text:p text:style-name="P32">Di<text:span text:style-name="T81">jous</text:span> <text:tab/><text:tab/><text:tab/><text:span text:style-name="T76">27</text:span>/0<text:span text:style-name="T80">3</text:span>/25</text:p>
      <text:p text:style-name="P32"/>
      <text:p text:style-name="P138">Continuem amb la <text:a xlink:type="simple" xlink:href="https://paulinoposada.github.io/web_e/web_e_2425/documents/apunts/unitat_7_ca/e_apunts_ud_7_gs.pdf">unitat 7</text:a>.</text:p>
      <text:p text:style-name="P138"/>
      <text:p text:style-name="P138">Comentem apartat 13 Formes d'ona en corrent alterna, apartat 14 Medició en corrent alterna i apartat 15 Fase en CA.</text:p>
      <text:p text:style-name="P138"/>
      <text:p text:style-name="P138"/>
      <text:p text:style-name="P33">Di<text:span text:style-name="T82">vendres</text:span> <text:tab/><text:tab/><text:tab/><text:span text:style-name="T76">28</text:span>/0<text:span text:style-name="T80">3</text:span>/25</text:p>
      <text:p text:style-name="P33"/>
      <text:p text:style-name="P139">Continuem amb la <text:a xlink:type="simple" xlink:href="https://paulinoposada.github.io/web_e/web_e_2425/documents/apunts/unitat_7_ca/e_apunts_ud_7_gs.pdf">unitat 7</text:a>.</text:p>
      <text:p text:style-name="P139"/>
      <text:p text:style-name="P139">Comentem apartat 1<text:span text:style-name="T83">6 Com determinar la direcció del corrent en un generador.</text:span></text:p>
      <text:p text:style-name="P139"/>
      <text:p text:style-name="P134"/>
      <text:p text:style-name="P202">Di<text:span text:style-name="T78">mecres</text:span> <text:tab/><text:tab/><text:tab/><text:span text:style-name="T84">02</text:span>/0<text:span text:style-name="T84">4</text:span>/25</text:p>
      <text:p text:style-name="P34"/>
      <text:p text:style-name="P135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35"/>
      <text:p text:style-name="P143">Acaben la práctica motor 2 els grups 1, 2, 4 i 5. Grups 6 i 3 falta acabar.</text:p>
      <text:p text:style-name="P143"/>
      <text:p text:style-name="P135"/>
      <text:p text:style-name="P34">Di<text:span text:style-name="T81">jous</text:span> <text:tab/><text:tab/><text:tab/><text:span text:style-name="T85">03</text:span>/0<text:span text:style-name="T85">4</text:span>/25</text:p>
      <text:p text:style-name="P34"/>
      <text:p text:style-name="P140">Continuem amb la <text:a xlink:type="simple" xlink:href="https://paulinoposada.github.io/web_e/web_e_2425/documents/apunts/unitat_7_ca/e_apunts_ud_7_gs.pdf">unitat 7</text:a>.</text:p>
      <text:p text:style-name="P140">Comentem <text:span text:style-name="T86">exercici 15-3.</text:span></text:p>
      <text:p text:style-name="P140"/>
      <text:p text:style-name="P146">Comencem amb la <text:a xlink:type="simple" xlink:href="https://paulinoposada.github.io/web_e/web_e_2425/documents/apunts/unitat_8_nombres_complexos/e_apunts_ud_8_gs.pdf">unitat 8</text:a>.</text:p>
      <text:p text:style-name="P146">Comentem format polar i rectangular de nombres complexos. Comentem conversió entre els dos formats.</text:p>
      <text:p text:style-name="P140"/>
      <text:p text:style-name="P140"/>
      <text:p text:style-name="P34">Di<text:span text:style-name="T82">vendres</text:span> <text:tab/><text:tab/><text:tab/><text:span text:style-name="T86">04</text:span>/0<text:span text:style-name="T86">4</text:span>/25</text:p>
      <text:p text:style-name="P34"/>
      <text:p text:style-name="P141">Continuem amb la <text:a xlink:type="simple" xlink:href="https://paulinoposada.github.io/web_e/web_e_2425/documents/apunts/unitat_8_nombres_complexos/e_apunts_ud_8_gs.pdf"><text:span text:style-name="T86">unitat 8</text:span></text:a>.</text:p>
      <text:p text:style-name="P147">Comentem suma, resta, multiplicació i divisió de nombres complexos.</text:p>
      <text:p text:style-name="P147">Comencem a fer la suma gràfica dels vectors del primer exemple de l'apartat 3.</text:p>
      <text:p text:style-name="P135"/>
      <text:p text:style-name="P135"/>
      <text:p text:style-name="P203">Di<text:span text:style-name="T78">mecres</text:span> <text:tab/><text:tab/><text:tab/><text:span text:style-name="T84">09</text:span>/0<text:span text:style-name="T84">4</text:span>/25</text:p>
      <text:p text:style-name="P35"/>
      <text:p text:style-name="P136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44"/>
      <text:p text:style-name="P149">Acaben la pràctica motor 2 els grups 6 i 3.</text:p>
      <text:p text:style-name="P149">Continuen amb la pràctica motor 3 els grups 1,2,4 i 5.</text:p>
      <text:p text:style-name="P149">Acaba la pràctica <text:span text:style-name="T87">motor </text:span>3 <text:span text:style-name="T87">el grup 2.</text:span> </text:p>
      <text:p text:style-name="P144"/>
      <text:p text:style-name="P136"/>
      <text:p text:style-name="P35">Di<text:span text:style-name="T81">jous</text:span> <text:tab/><text:tab/><text:tab/><text:span text:style-name="T87">10</text:span>/0<text:span text:style-name="T85">4</text:span>/25</text:p>
      <text:p text:style-name="P35"/>
      <text:p text:style-name="P151">No es fa classe per que el grup fa el vídeo promocional del centre.</text:p>
      <text:p text:style-name="P142"/>
      <text:p text:style-name="P142"/>
      <text:p text:style-name="P35">Di<text:span text:style-name="T82">vendres</text:span> <text:tab/><text:tab/><text:tab/><text:span text:style-name="T87">11</text:span>/0<text:span text:style-name="T86">4</text:span>/25</text:p>
      <text:p text:style-name="P152"/>
      <text:p text:style-name="P151">Comentem la solució del <text:a xlink:type="simple" xlink:href="https://paulinoposada.github.io/web_e/web_e_2425/documents/ta/ta_12_sol.pdf">treball autònom 12</text:a>.</text:p>
      <text:p text:style-name="P142">Continuem amb la <text:a xlink:type="simple" xlink:href="https://paulinoposada.github.io/web_e/web_e_2425/documents/apunts/unitat_8_nombres_complexos/e_apunts_ud_8_gs.pdf"><text:span text:style-name="T86">unitat 8</text:span></text:a>.</text:p>
      <text:p text:style-name="P148"><text:span text:style-name="T87">Acabem de c</text:span>oment<text:span text:style-name="T87">ar</text:span> <text:span text:style-name="T87">el primer </text:span>exemple de l'apartat 3, <text:span text:style-name="T87">suma de</text:span> vectors.</text:p>
      <text:p text:style-name="P148"/>
      <text:p text:style-name="P36"/>
      <text:p text:style-name="P36">Di<text:span text:style-name="T78">mecres</text:span> <text:tab/><text:tab/><text:tab/><text:span text:style-name="T88">16</text:span>/0<text:span text:style-name="T84">4</text:span>/25</text:p>
      <text:p text:style-name="P36"/>
      <text:p text:style-name="P137">Baixem al taller.</text:p>
      <text:p text:style-name="P145"/>
      <text:p text:style-name="P150"><text:span text:style-name="T88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88">3</text:span></text:a> el grup 6.</text:p>
      <text:p text:style-name="P150"><text:span text:style-name="T88">Terminen</text:span> amb la <text:a xlink:type="simple" xlink:href="https://paulinoposada.github.io/web_e/web_e_2425/documents/practiques/practica_motor_3/practica_motor_3.pdf">pràctica motor 3</text:a> els grups 4 i 5.</text:p>
      <text:p text:style-name="P150"><text:span text:style-name="T88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87">motor 4</text:span></text:a> <text:span text:style-name="T87">el grup 2.</text:span> </text:p>
      <text:p text:style-name="P145"/>
      <text:p text:style-name="P145"/>
      <text:p text:style-name="P37">Di<text:span text:style-name="T89">mecres</text:span> <text:tab/><text:tab/><text:tab/><text:span text:style-name="T89">30</text:span>/0<text:span text:style-name="T84">4</text:span>/25</text:p>
      <text:p text:style-name="P37"/>
      <text:p text:style-name="P153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53"/>
      <text:p text:style-name="P153"/>
      <text:p text:style-name="P153"/>
      <text:p text:style-name="P38">Di<text:span text:style-name="T89">mecres</text:span> <text:tab/><text:tab/><text:tab/><text:span text:style-name="T89">07</text:span>/0<text:span text:style-name="T90">5</text:span>/25</text:p>
      <text:p text:style-name="P38"/>
      <text:p text:style-name="P154">Comentem <text:span text:style-name="T90">dubtes relatius a l'examen de demà</text:span>.</text:p>
      <text:p text:style-name="P154"/>
      <text:p text:style-name="P154"><text:s/></text:p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07T13:10:11.712227021</dc:date>
    <meta:editing-duration>PT6H9M7S</meta:editing-duration>
    <meta:editing-cycles>130</meta:editing-cycles>
    <meta:document-statistic meta:table-count="0" meta:image-count="0" meta:object-count="0" meta:page-count="11" meta:paragraph-count="262" meta:word-count="1355" meta:character-count="8751" meta:non-whitespace-character-count="7460"/>
  </office:meta>
</office:document-meta>
</file>